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1.05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61cm" fo:min-width="3.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607cm" fo:min-width="3.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3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2.123cm" fo:min-width="2.86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3cm" fo:min-width="1.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519cm" fo:min-width="3.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1.4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961cm" fo:min-width="4.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46cm" fo:min-width="1.15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035cm" fo:min-width="4.66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486cm"/>
    </style:style>
    <style:style style:name="gr17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701cm" fo:min-width="1.625cm"/>
    </style:style>
    <style:style style:name="P1" style:family="paragraph">
      <style:paragraph-properties fo:margin-left="0cm" fo:margin-right="0.4cm" fo:text-align="center" fo:text-indent="0cm"/>
    </style:style>
    <style:style style:name="P2" style:family="paragraph">
      <loext:graphic-properties draw:fill-color="#ffffff"/>
      <style:paragraph-properties fo:margin-left="0cm" fo:margin-right="0.4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fo:text-align="center"/>
      <style:text-properties fo:font-size="10pt"/>
    </style:style>
    <style:style style:name="P11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8" draw:id="id8" draw:layer="layout" svg:width="2.2cm" svg:height="2cm" svg:x="5.3cm" svg:y="8.9cm">
          <text:p text:style-name="P1"><text:span text:style-name="T1">Iní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4.3cm" svg:height="1.911cm" svg:x="29.1cm" svg:y="8.945cm">
          <text:p text:style-name="P3"><text:span text:style-name="T2">Técnico altera status</text:span><text:span text:style-name="T2"><text:line-break/></text:span><text:span text:style-name="T2">da solicitação para </text:span><text:span text:style-name="T2"><text:line-break/></text:span><text:span text:style-name="T2">EXECUTAND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25.909cm" svg:y1="9.9cm" svg:x2="29.1cm" svg:y2="9.9cm" draw:start-shape="id1" draw:start-glue-point="7" draw:end-shape="id2" draw:end-glue-point="3" svg:d="M25909 9900h3191" svg:viewBox="0 0 3192 1">
          <text:p/>
        </draw:connector>
        <draw:custom-shape draw:style-name="gr4" draw:text-style-name="P4" xml:id="id3" draw:id="id3" draw:layer="layout" svg:width="4.2cm" svg:height="1.857cm" svg:x="29.15cm" svg:y="12.244cm">
          <text:p text:style-name="P3"><text:span text:style-name="T2">Técnico se dirige até o </text:span><text:span text:style-name="T2"><text:line-break/></text:span><text:span text:style-name="T2">local onde deve ser </text:span><text:span text:style-name="T2"><text:line-break/></text:span><text:span text:style-name="T2">realizado o atendiment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3" draw:id="id13" draw:layer="layout" svg:width="2.6cm" svg:height="2.2cm" svg:x="47.4cm" svg:y="16.4cm">
          <text:p text:style-name="P3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4.184cm" svg:height="1.673cm" svg:x="23.1cm" svg:y="1.401cm">
          <draw:text-box>
            <text:p text:style-name="P3">FLUXOGRAMA DE EXECUÇÃO DE CHAMADO<text:line-break/>Versão 1.0 – 23/05/2016</text:p>
          </draw:text-box>
        </draw:frame>
        <draw:frame draw:style-name="gr7" draw:text-style-name="P8" draw:layer="layout" svg:width="1.577cm" svg:height="0.806cm" svg:x="24.2cm" svg:y="11.6cm">
          <draw:text-box>
            <text:p><text:span text:style-name="T3">NÃO</text:span></text:p>
          </draw:text-box>
        </draw:frame>
        <draw:custom-shape draw:style-name="gr8" draw:text-style-name="P9" xml:id="id9" draw:id="id9" draw:layer="layout" svg:width="3.363cm" svg:height="2.373cm" svg:x="10.1cm" svg:y="8.714cm">
          <text:p text:style-name="P3"><text:span text:style-name="T4">Técnico visualiza </text:span><text:span text:style-name="T4"><text:line-break/></text:span><text:span text:style-name="T4">chamado através </text:span><text:span text:style-name="T4"><text:line-break/></text:span><text:span text:style-name="T4">da Dashboard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1" draw:id="id1" draw:layer="layout" svg:width="3.418cm" svg:height="3.1cm" svg:x="22.491cm" svg:y="8.35cm">
          <text:p text:style-name="P3"><text:span text:style-name="T5">Necessário </text:span><text:span text:style-name="T5"><text:line-break/></text:span><text:span text:style-name="T5">antedimento</text:span><text:span text:style-name="T5"><text:line-break/></text:span><text:span text:style-name="T5">presencial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1" draw:layer="layout" svg:width="1.383cm" svg:height="0.806cm" svg:x="26.617cm" svg:y="9cm">
          <draw:text-box>
            <text:p><text:span text:style-name="T1">SIM</text:span></text:p>
          </draw:text-box>
        </draw:frame>
        <draw:custom-shape draw:style-name="gr11" draw:text-style-name="P4" xml:id="id5" draw:id="id5" draw:layer="layout" svg:width="4cm" svg:height="1.769cm" svg:x="22.2cm" svg:y="17.531cm">
          <text:p text:style-name="P3"><text:span text:style-name="T2">Técnico altera status</text:span><text:span text:style-name="T2"><text:line-break/></text:span><text:span text:style-name="T2">da solicitação para </text:span><text:span text:style-name="T2"><text:line-break/></text:span><text:span text:style-name="T2">EXECUTANDO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383cm" svg:height="0.806cm" svg:x="24.3cm" svg:y="16cm">
          <draw:text-box>
            <text:p><text:span text:style-name="T1">SIM</text:span></text:p>
          </draw:text-box>
        </draw:frame>
        <draw:connector draw:style-name="gr3" draw:text-style-name="P5" draw:layer="layout" draw:type="line" svg:x1="31.25cm" svg:y1="10.856cm" svg:x2="31.25cm" svg:y2="12.244cm" draw:start-shape="id2" draw:start-glue-point="2" draw:end-shape="id3" draw:end-glue-point="0" svg:d="M31250 10856v1388" svg:viewBox="0 0 1 1389">
          <text:p/>
        </draw:connector>
        <draw:connector draw:style-name="gr3" draw:text-style-name="P5" draw:layer="layout" draw:type="line" svg:x1="24.2cm" svg:y1="11.45cm" svg:x2="24.2cm" svg:y2="13.4cm" draw:start-shape="id1" draw:start-glue-point="6" draw:end-shape="id4" draw:end-glue-point="0" svg:d="M24200 11450v1950" svg:viewBox="0 0 1 1951">
          <text:p/>
        </draw:connector>
        <draw:connector draw:style-name="gr3" draw:text-style-name="P5" draw:layer="layout" draw:type="line" svg:x1="24.2cm" svg:y1="15.169cm" svg:x2="24.2cm" svg:y2="17.531cm" draw:start-shape="id4" draw:start-glue-point="2" draw:end-shape="id5" svg:d="M24200 15169v2362" svg:viewBox="0 0 1 2363">
          <text:p/>
        </draw:connector>
        <draw:custom-shape draw:style-name="gr11" draw:text-style-name="P4" xml:id="id6" draw:id="id6" draw:layer="layout" svg:width="4cm" svg:height="1.769cm" svg:x="22.2cm" svg:y="20.731cm">
          <text:p text:style-name="P3"><text:span text:style-name="T2">Técnico acessa </text:span><text:span text:style-name="T2"><text:line-break/></text:span><text:span text:style-name="T2">máquina do solicitante </text:span><text:span text:style-name="T2"><text:line-break/></text:span><text:span text:style-name="T2">remotamen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2cm" svg:y1="19.3cm" svg:x2="24.2cm" svg:y2="20.731cm" draw:start-shape="id5" draw:start-glue-point="2" draw:end-shape="id6" draw:end-glue-point="0" svg:d="M24200 19300v1431" svg:viewBox="0 0 1 1432">
          <text:p/>
        </draw:connector>
        <draw:custom-shape draw:style-name="gr12" draw:text-style-name="P10" xml:id="id7" draw:id="id7" draw:layer="layout" svg:width="3.86cm" svg:height="3.5cm" svg:x="22.25cm" svg:y="24.1cm">
          <text:p text:style-name="P3"><text:span text:style-name="T5">Foi possível</text:span><text:span text:style-name="T5"><text:line-break/></text:span><text:span text:style-name="T5">concluir o </text:span><text:span text:style-name="T5"><text:line-break/></text:span><text:span text:style-name="T5">atendimen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24.2cm" svg:y1="22.5cm" svg:x2="24.18cm" svg:y2="24.1cm" draw:start-shape="id6" draw:start-glue-point="2" draw:end-shape="id7" draw:end-glue-point="4" svg:d="M24200 22500l-20 1600" svg:viewBox="0 0 21 1601">
          <text:p/>
        </draw:connector>
        <draw:connector draw:style-name="gr3" draw:text-style-name="P5" draw:layer="layout" draw:type="line" svg:x1="7.5cm" svg:y1="9.9cm" svg:x2="10.1cm" svg:y2="9.9cm" draw:start-shape="id8" draw:start-glue-point="10" draw:end-shape="id9" draw:end-glue-point="3" svg:d="M7500 9900h2600" svg:viewBox="0 0 2601 1">
          <text:p/>
        </draw:connector>
        <draw:custom-shape draw:style-name="gr13" draw:text-style-name="P4" xml:id="id10" draw:id="id10" draw:layer="layout" svg:width="5cm" svg:height="2.211cm" svg:x="21.7cm" svg:y="30.289cm">
          <text:p text:style-name="P3"><text:span text:style-name="T2">Técnico altera estatus</text:span><text:span text:style-name="T2"><text:line-break/></text:span><text:span text:style-name="T2">da solicitação para </text:span><text:span text:style-name="T2"><text:line-break/></text:span><text:span text:style-name="T2">CONCLUÍDO e preenche</text:span><text:span text:style-name="T2"><text:line-break/></text:span><text:span text:style-name="T2">formulário de atendiment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24.18cm" svg:y1="27.6cm" svg:x2="24.2cm" svg:y2="30.289cm" draw:start-shape="id7" draw:start-glue-point="6" draw:end-shape="id10" svg:d="M24180 27600l20 2689" svg:viewBox="0 0 21 2690">
          <text:p/>
        </draw:connector>
        <draw:frame draw:style-name="gr10" draw:text-style-name="P11" draw:layer="layout" svg:width="1.383cm" svg:height="0.806cm" svg:x="24.2cm" svg:y="28.494cm">
          <draw:text-box>
            <text:p><text:span text:style-name="T1">SIM</text:span></text:p>
          </draw:text-box>
        </draw:frame>
        <draw:frame draw:style-name="gr7" draw:text-style-name="P8" draw:layer="layout" svg:width="1.577cm" svg:height="0.806cm" svg:x="27.523cm" svg:y="24.8cm">
          <draw:text-box>
            <text:p><text:span text:style-name="T3">NÃO</text:span></text:p>
          </draw:text-box>
        </draw:frame>
        <draw:custom-shape draw:style-name="gr14" draw:text-style-name="P10" xml:id="id19" draw:id="id19" draw:layer="layout" svg:width="3.3cm" svg:height="2.992cm" svg:x="15.75cm" svg:y="8.404cm">
          <text:p text:style-name="P3"><text:span text:style-name="T5">Atendimento</text:span><text:span text:style-name="T5"><text:line-break/></text:span><text:span text:style-name="T5">em prédio </text:span><text:span text:style-name="T5"><text:line-break/></text:span><text:span text:style-name="T5">extern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31.25cm" svg:y1="14.101cm" svg:x2="31.282cm" svg:y2="15.7cm" draw:start-shape="id3" draw:start-glue-point="2" draw:end-shape="id11" svg:d="M31250 14101l32 1599" svg:viewBox="0 0 33 1600">
          <text:p/>
        </draw:connector>
        <draw:custom-shape draw:style-name="gr15" draw:text-style-name="P4" xml:id="id12" draw:id="id12" draw:layer="layout" svg:width="5.166cm" svg:height="2.285cm" svg:x="40.5cm" svg:y="16.358cm">
          <text:p text:style-name="P3"><text:span text:style-name="T2">Técnico altera status</text:span><text:span text:style-name="T2"><text:line-break/></text:span><text:span text:style-name="T2">da solicitação para </text:span><text:span text:style-name="T2"><text:line-break/></text:span><text:span text:style-name="T2">CONCLUÍDO e preenche</text:span><text:span text:style-name="T2"><text:line-break/></text:span><text:span text:style-name="T2">formulário de atendimento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383cm" svg:height="0.806cm" svg:x="35.8cm" svg:y="16.659cm">
          <draw:text-box>
            <text:p><text:span text:style-name="T1">SIM</text:span></text:p>
          </draw:text-box>
        </draw:frame>
        <draw:connector draw:style-name="gr3" draw:text-style-name="P5" draw:layer="layout" draw:type="line" svg:x1="33.267cm" svg:y1="17.5cm" svg:x2="40.5cm" svg:y2="17.5cm" draw:start-shape="id11" draw:start-glue-point="7" draw:end-shape="id12" draw:end-glue-point="3" svg:d="M33267 17500h7233" svg:viewBox="0 0 7234 1">
          <text:p/>
        </draw:connector>
        <draw:connector draw:style-name="gr3" draw:text-style-name="P5" draw:layer="layout" draw:type="line" svg:x1="45.666cm" svg:y1="17.5cm" svg:x2="47.4cm" svg:y2="17.5cm" draw:start-shape="id12" draw:start-glue-point="1" draw:end-shape="id13" draw:end-glue-point="6" svg:d="M45666 17500h1734" svg:viewBox="0 0 1735 1">
          <text:p/>
        </draw:connector>
        <draw:custom-shape draw:style-name="gr16" draw:text-style-name="P10" xml:id="id11" draw:id="id11" draw:layer="layout" svg:width="3.97cm" svg:height="3.6cm" svg:x="29.297cm" svg:y="15.7cm">
          <text:p text:style-name="P3"><text:span text:style-name="T5">Foi possível</text:span><text:span text:style-name="T5"><text:line-break/></text:span><text:span text:style-name="T5">concluir o</text:span><text:span text:style-name="T5"><text:line-break/></text:span><text:span text:style-name="T5">atendimen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4" xml:id="id14" draw:id="id14" draw:layer="layout" svg:width="4cm" svg:height="1.769cm" svg:x="29.282cm" svg:y="21.081cm">
          <text:p text:style-name="P3"><text:span text:style-name="T2">Técnico altera status</text:span><text:span text:style-name="T2"><text:line-break/></text:span><text:span text:style-name="T2">da solicitação para </text:span><text:span text:style-name="T2"><text:line-break/></text:span><text:span text:style-name="T2">ANALISANDO e notifica</text:span><text:span text:style-name="T2"><text:line-break/></text:span><text:span text:style-name="T2">nível superior de suporte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1.282cm" svg:y1="19.3cm" svg:x2="31.282cm" svg:y2="21.081cm" draw:start-shape="id11" draw:start-glue-point="6" draw:end-shape="id14" draw:end-glue-point="0" svg:d="M31282 19300v1781" svg:viewBox="0 0 1 1782">
          <text:p/>
        </draw:connector>
        <draw:frame draw:style-name="gr7" draw:text-style-name="P8" draw:layer="layout" svg:width="1.577cm" svg:height="0.806cm" svg:x="31.323cm" svg:y="19.594cm">
          <draw:text-box>
            <text:p><text:span text:style-name="T3">NÃO</text:span></text:p>
          </draw:text-box>
        </draw:frame>
        <draw:custom-shape draw:style-name="gr11" draw:text-style-name="P4" xml:id="id15" draw:id="id15" draw:layer="layout" svg:width="4cm" svg:height="1.769cm" svg:x="41.15cm" svg:y="21.106cm">
          <text:p text:style-name="P3"><text:span text:style-name="T2">Nível superior </text:span><text:span text:style-name="T2"><text:line-break/></text:span><text:span text:style-name="T2">altera status da</text:span><text:span text:style-name="T2"><text:line-break/></text:span><text:span text:style-name="T2">solicitação para </text:span><text:span text:style-name="T2"><text:line-break/></text:span><text:span text:style-name="T2">ANALISAND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33.282cm" svg:y1="21.965cm" svg:x2="41.15cm" svg:y2="21.99cm" draw:start-shape="id14" draw:start-glue-point="1" draw:end-shape="id15" draw:end-glue-point="3" svg:d="M33282 21965l7868 25" svg:viewBox="0 0 7869 26">
          <text:p/>
        </draw:connector>
        <draw:connector draw:style-name="gr17" draw:text-style-name="P5" draw:layer="layout" svg:x1="26.7cm" svg:y1="31.394cm" svg:x2="48.7cm" svg:y2="18.6cm" draw:start-shape="id10" draw:start-glue-point="1" draw:end-shape="id13" draw:end-glue-point="8" svg:d="M26700 31394h22000v-12794" svg:viewBox="0 0 22001 12795">
          <text:p/>
        </draw:connector>
        <draw:connector draw:style-name="gr3" draw:text-style-name="P5" draw:layer="layout" svg:x1="26.11cm" svg:y1="25.85cm" svg:x2="31.282cm" svg:y2="22.85cm" draw:start-shape="id7" draw:start-glue-point="7" draw:end-shape="id14" draw:end-glue-point="2" svg:d="M26110 25850h5172v-3000" svg:viewBox="0 0 5173 3001">
          <text:p/>
        </draw:connector>
        <draw:custom-shape draw:style-name="gr18" draw:text-style-name="P10" xml:id="id16" draw:id="id16" draw:layer="layout" svg:width="4.249cm" svg:height="3.901cm" svg:x="41.026cm" svg:y="24.2cm">
          <text:p text:style-name="P3"><text:span text:style-name="T5">Atendimento </text:span><text:span text:style-name="T5"><text:line-break/></text:span><text:span text:style-name="T5">depende</text:span><text:span text:style-name="T5"><text:line-break/></text:span><text:span text:style-name="T5">de obtenção</text:span><text:span text:style-name="T5"><text:line-break/></text:span><text:span text:style-name="T5"> de recurso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43.15cm" svg:y1="22.875cm" svg:x2="43.15cm" svg:y2="24.2cm" draw:start-shape="id15" draw:start-glue-point="2" draw:end-shape="id16" svg:d="M43150 22875v1325" svg:viewBox="0 0 1 1326">
          <text:p/>
        </draw:connector>
        <draw:frame draw:style-name="gr7" draw:text-style-name="P11" draw:layer="layout" svg:width="1.577cm" svg:height="0.806cm" svg:x="45.917cm" svg:y="27.794cm">
          <draw:text-box>
            <text:p><text:span text:style-name="T1">NÃO</text:span></text:p>
          </draw:text-box>
        </draw:frame>
        <draw:connector draw:style-name="gr17" draw:text-style-name="P5" draw:layer="layout" draw:line-skew="0cm 18.832cm -0.949cm" svg:x1="43.151cm" svg:y1="28.101cm" svg:x2="24.2cm" svg:y2="8.35cm" draw:start-shape="id16" draw:start-glue-point="6" draw:end-shape="id1" draw:end-glue-point="4" svg:d="M43151 28101v501h9149v-21702h-28100v1450" svg:viewBox="0 0 28101 21703">
          <text:p/>
        </draw:connector>
        <draw:custom-shape draw:style-name="gr11" draw:text-style-name="P4" xml:id="id17" draw:id="id17" draw:layer="layout" svg:width="4cm" svg:height="1.769cm" svg:x="33.65cm" svg:y="25.3cm">
          <text:p text:style-name="P3"><text:span text:style-name="T2">Nível superior altera</text:span><text:span text:style-name="T2"><text:line-break/></text:span><text:span text:style-name="T2">status da solicitação</text:span><text:span text:style-name="T2"><text:line-break/></text:span><text:span text:style-name="T2">para PAR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41.026cm" svg:y1="26.151cm" svg:x2="37.65cm" svg:y2="26.184cm" draw:start-shape="id16" draw:start-glue-point="5" draw:end-shape="id17" draw:end-glue-point="1" svg:d="M41026 26151l-3376 33" svg:viewBox="0 0 3377 34">
          <text:p/>
        </draw:connector>
        <draw:frame draw:style-name="gr10" draw:text-style-name="P11" draw:layer="layout" svg:width="1.383cm" svg:height="0.806cm" svg:x="38.9cm" svg:y="25.3cm">
          <draw:text-box>
            <text:p><text:span text:style-name="T1">SIM</text:span></text:p>
          </draw:text-box>
        </draw:frame>
        <draw:custom-shape draw:style-name="gr12" draw:text-style-name="P10" xml:id="id18" draw:id="id18" draw:layer="layout" svg:width="3.86cm" svg:height="3.5cm" svg:x="33.72cm" svg:y="28.7cm">
          <text:p text:style-name="P3"><text:span text:style-name="T5">O material</text:span><text:span text:style-name="T5"><text:line-break/></text:span><text:span text:style-name="T5">foi adquiri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5" draw:layer="layout" draw:type="line" svg:x1="35.65cm" svg:y1="27.069cm" svg:x2="35.65cm" svg:y2="28.7cm" draw:start-shape="id17" draw:start-glue-point="2" draw:end-shape="id18" draw:end-glue-point="4" svg:d="M35650 27069v1631" svg:viewBox="0 0 1 1632">
          <text:p/>
        </draw:connector>
        <draw:frame draw:style-name="gr10" draw:text-style-name="P11" draw:layer="layout" svg:width="1.383cm" svg:height="0.806cm" svg:x="31.317cm" svg:y="32.094cm">
          <draw:text-box>
            <text:p><text:span text:style-name="T1">SIM</text:span></text:p>
          </draw:text-box>
        </draw:frame>
        <draw:connector draw:style-name="gr17" draw:text-style-name="P5" draw:layer="layout" draw:line-skew="0.398cm -15.215cm -1.849cm" svg:x1="35.65cm" svg:y1="32.2cm" svg:x2="24.2cm" svg:y2="8.35cm" draw:start-shape="id18" draw:start-glue-point="6" draw:end-shape="id1" draw:end-glue-point="4" svg:d="M35650 32200v900h-21050v-27100h9600v2350" svg:viewBox="0 0 21051 27101">
          <text:p/>
        </draw:connector>
        <draw:connector draw:style-name="gr3" draw:text-style-name="P5" draw:layer="layout" draw:type="line" svg:x1="13.463cm" svg:y1="9.9cm" svg:x2="15.75cm" svg:y2="9.9cm" draw:start-shape="id9" draw:start-glue-point="1" draw:end-shape="id19" draw:end-glue-point="5" svg:d="M13463 9900h2287" svg:viewBox="0 0 2288 1">
          <text:p/>
        </draw:connector>
        <draw:custom-shape draw:style-name="gr11" draw:text-style-name="P4" xml:id="id4" draw:id="id4" draw:layer="layout" svg:width="4cm" svg:height="1.769cm" svg:x="22.2cm" svg:y="13.4cm">
          <text:p text:style-name="P3"><text:span text:style-name="T2">Atendimento remoto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33.72cm" svg:y1="30.45cm" svg:x2="33.65cm" svg:y2="26.184cm" draw:start-shape="id18" draw:start-glue-point="5" draw:end-shape="id17" svg:d="M33720 30450h-571v-4266h501" svg:viewBox="0 0 572 4267">
          <text:p/>
        </draw:connector>
        <draw:frame draw:style-name="gr7" draw:text-style-name="P8" draw:layer="layout" svg:width="1.577cm" svg:height="0.806cm" svg:x="31.4cm" svg:y="28.5cm">
          <draw:text-box>
            <text:p><text:span text:style-name="T3">NÃO</text:span></text:p>
          </draw:text-box>
        </draw:frame>
        <draw:connector draw:style-name="gr3" draw:text-style-name="P5" draw:layer="layout" draw:type="line" svg:x1="19.05cm" svg:y1="9.9cm" svg:x2="22.491cm" svg:y2="9.9cm" draw:start-shape="id19" draw:start-glue-point="7" draw:end-shape="id1" draw:end-glue-point="5" svg:d="M19050 9900h3441" svg:viewBox="0 0 3442 1">
          <text:p/>
        </draw:connector>
        <draw:custom-shape draw:style-name="gr11" draw:text-style-name="P4" xml:id="id20" draw:id="id20" draw:layer="layout" svg:width="4cm" svg:height="1.769cm" svg:x="15.4cm" svg:y="13.4cm">
          <text:p text:style-name="P3"><text:span text:style-name="T2">Atendimento local</text:span></text:p>
          <draw:enhanced-geometry svg:viewBox="0 0 21600 21600" draw:type="rectangle" draw:enhanced-path="M 0 0 L 21600 0 21600 21600 0 21600 0 0 Z N"/>
        </draw:custom-shape>
        <draw:connector draw:style-name="gr3" draw:text-style-name="P5" draw:layer="layout" draw:type="line" svg:x1="17.4cm" svg:y1="11.396cm" svg:x2="17.4cm" svg:y2="13.4cm" draw:start-shape="id19" draw:start-glue-point="6" draw:end-shape="id20" draw:end-glue-point="0" svg:d="M17400 11396v2004" svg:viewBox="0 0 1 2005">
          <text:p/>
        </draw:connector>
        <draw:connector draw:style-name="gr17" draw:text-style-name="P5" draw:layer="layout" svg:x1="17.4cm" svg:y1="15.169cm" svg:x2="24.2cm" svg:y2="8.35cm" draw:start-shape="id20" draw:start-glue-point="2" draw:end-shape="id1" draw:end-glue-point="4" svg:d="M17400 15169v500h3546v-7820h3254v501" svg:viewBox="0 0 6801 7821">
          <text:p/>
        </draw:connector>
        <draw:frame draw:style-name="gr7" draw:text-style-name="P8" draw:layer="layout" svg:width="1.577cm" svg:height="0.806cm" svg:x="17.401cm" svg:y="11.7cm">
          <draw:text-box>
            <text:p><text:span text:style-name="T3">NÃO</text:span></text:p>
          </draw:text-box>
        </draw:frame>
        <draw:frame draw:style-name="gr10" draw:text-style-name="P11" draw:layer="layout" svg:width="1.383cm" svg:height="0.806cm" svg:x="19.418cm" svg:y="9cm">
          <draw:text-box>
            <text:p><text:span text:style-name="T1">SI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ashed" svg:stroke-color="#000000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15:50:05.527598278</meta:creation-date>
    <dc:date>2016-05-23T14:16:45.994414000</dc:date>
    <meta:editing-duration>PT4H18M11S</meta:editing-duration>
    <meta:editing-cycles>57</meta:editing-cycles>
    <meta:generator>LibreOffice/5.1.3.2$Linux_X86_64 LibreOffice_project/10m0$Build-2</meta:generator>
    <meta:document-statistic meta:object-count="59"/>
  </office:meta>
</office:document-meta>
</file>